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19.65cm" fo:min-width="11.4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7.65cm" fo:min-width="3.4cm" fo:padding-top="0.175cm" fo:padding-bottom="0.175cm" fo:padding-left="0.3cm" fo:padding-right="0.3cm"/>
    </style:style>
    <style:style style:name="gr3" style:family="graphic" style:parent-style-name="measure" style:list-style-name="L1">
      <style:graphic-properties draw:textarea-vertical-align="middle" draw:line-distance="0.9cm"/>
    </style:style>
    <style:style style:name="gr4" style:family="graphic" style:parent-style-name="measure">
      <style:graphic-properties draw:textarea-vertical-align="middle"/>
    </style:style>
    <style:style style:name="gr5" style:family="graphic" style:parent-style-name="measure" style:list-style-name="L1">
      <style:graphic-properties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cm" svg:height="20cm" svg:x="5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8cm" svg:x="5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8cm" svg:x="13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8cm" svg:x="5cm" svg:y="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8cm" svg:x="13cm" svg:y="15cm">
          <text:p/>
          <draw:enhanced-geometry svg:viewBox="0 0 21600 21600" draw:type="rectangle" draw:enhanced-path="M 0 0 L 21600 0 21600 21600 0 21600 0 0 Z N"/>
        </draw:custom-shape>
        <draw:measure draw:style-name="gr3" draw:text-style-name="P2" draw:layer="measurelines" svg:x1="5cm" svg:y1="3cm" svg:x2="17cm" svg:y2="3cm">
          <text:p text:style-name="P2"><text:measure text:kind="gap"/><text:measure text:kind="value">1.2</text:measure> <text:measure text:kind="unit">m</text:measure><text:measure text:kind="gap"/></text:p>
        </draw:measure>
        <draw:measure draw:style-name="gr4" draw:text-style-name="P3" draw:layer="measurelines" svg:x1="17cm" svg:y1="3cm" svg:x2="17cm" svg:y2="23cm">
          <text:p text:style-name="P2"><text:measure text:kind="gap"/><text:measure text:kind="value">2</text:measure> <text:measure text:kind="unit">m</text:measure><text:measure text:kind="gap"/></text:p>
        </draw:measure>
        <draw:measure draw:style-name="gr5" draw:text-style-name="P2" draw:layer="measurelines" svg:x1="9cm" svg:y1="23cm" svg:x2="5cm" svg:y2="23cm">
          <text:p text:style-name="P2"><text:measure text:kind="gap"/><text:measure text:kind="value">0.4</text:measure> <text:measure text:kind="unit">m</text:measure><text:measure text:kind="gap"/></text:p>
        </draw:measure>
        <draw:measure draw:style-name="gr4" draw:text-style-name="P3" draw:layer="measurelines" svg:x1="9cm" svg:y1="15cm" svg:x2="9cm" svg:y2="23cm">
          <text:p text:style-name="P2"><text:measure text:kind="gap"/><text:measure text:kind="value">0.8</text:measure> <text:measure text:kind="unit">m</text:measure><text:measure text:kind="gap"/></text:p>
        </draw:measur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fan </meta:initial-creator>
    <meta:creation-date>2015-09-22T20:36:42.069205352</meta:creation-date>
    <dc:date>2015-09-22T20:41:04.704339386</dc:date>
    <dc:creator>Stefan </dc:creator>
    <meta:editing-duration>PT4M21S</meta:editing-duration>
    <meta:editing-cycles>2</meta:editing-cycles>
    <meta:generator>LibreOffice/4.4.3.2$Linux_X86_64 LibreOffice_project/40m0$Build-2</meta:generator>
    <meta:document-statistic meta:object-count="9"/>
  </office:meta>
</office:document-meta>
</file>